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8 listopada 1994 r.</text:span></text:p>
      <text:p text:style-name="P1"><text:span text:style-name="T2">Wiceprezes Rady Ministrów Minister Finansów Grzegorz Kołodko:</text:span></text:p>
      <text:p text:style-name="P1"><text:span text:style-name="T1">    Panie Marszałku! Wysoka Izbo! Mam zaszczyt w imieniu rządu Rzeczypospolitej Polskiej przedstawić paniom i panom posłom projekt ustawy budżetowej na rok 1995 wraz z załącznikami. W wyniku prac Rady Ministrów, </text:span><text:bookmark text:name="_GoBack"/><text:span text:style-name="T1">przy dobrej współpracy z naszymi partnerami społecznymi oraz grupami posłów, udało się przygotować projekt ustawy budżetowej stosunkowo wcześnie, w terminach przewidywanych odpowiednimi rozporządzeniami i ustawami, i skierować go do rozważenia w Wysokiej Izbie. Jest to projekt budżetu, w którym przewiduje się kontynuację realizacji polskich reform, koncentruje na przeznaczaniu środków na rozwiązywanie trudnych problemów społecznych, gospodarczych, finansowych, których nam wciąż, mimo tak bardzo cenionych w świecie sukcesów polskiej gospodarki, nie brakuje.</text:span></text:p>
      <text:p text:style-name="P1"><text:span text:style-name="T1">    Pragnąłbym, przedstawiając wprowadzenie do debaty parlamentarnej nad tym podstawowym dokumentem finansowym naszego państwa na rok 1995, zwrócić uwagę Wysokiej Izby na pięć głównych wątków, na których ten projekt, przygotowany przez nasz rząd, się koncentruje. Po pierwsze, jest to budżet zakładający obniżanie kosztów transformacji; po drugie, jest to budżet wzrostu gospodarczego; po trzecie, jest to budżet stabilizacji ekonomicznej; po czwarte, ma to być budżet reform; i wreszcie, po piąte, naszym pragnieniem jest także to, aby był to budżet twórczego kompromisu politycznego. Te pięć istotnych cech budżetu państwa na rok 1995 wymaga pewnej charakterystyki i skrótowego omówienia.</text:span></text:p>
      <text:p text:style-name="P1"><text:span text:style-name="T1">    Dochody budżetu państwa w roku 1995 mają wynieść 911,5 bln zł. Wszystkie kwoty podawane są jeszcze w starym, obecnie będącym w obrocie, pieniądzu. Oznacza to, że dochody budżetu państwa w ujęciu realnym rosną aż o 6,7%. Wydatki z kolei kształtują się zgodnie z naszymi założeniami na poziomie 823,7 bln zł, co oznacza ich wzrost w ujęciu realnym, a więc po wyeliminowaniu skutków inflacji, aż o 6,6 punktu procentowego. Te relacje wskazują, że budżet pozostaje deficytowy, deficyt ma wynieść 87,8 bln zł, tj. 3,3% przewidywanego na rok przyszły produktu krajowego brutto.</text:span></text:p>
      <text:p text:style-name="P1"><text:span text:style-name="T1">    W związku z tym formułowany jest pogląd - pogląd, dlatego że raz przedstawiane to jest jako zaleta naszego budżetu, innym razem jest to wytykane jako jego wada - że budżet na rok przyszły zakłada nadmierną skalę redystrybucji dochodu narodowego. Czy tak jest w rzeczywistości? Jeśli będziemy to rozpatrywali pod kątem czysto ilościowym, to tak jest, ponieważ redystrybucja dochodu narodowego mierzonego produktem krajowym brutto przez budżet państwa zwiększa się nieznacznie - z 33,3% do 34,6%, a więc o 1,3 punktu procentowego. Dla porównania dodam, że w roku 1992 odpowiedni wzrost wyniósł aż 3,3 punktu procentowego. Na czym jednak polega różnica? Nie polega ona tylko na tym, że pewna umiarkowana skala wzrostu redystrybucji różni się w wypadku roku 1995 od tego, co przykładowo miało miejsce w roku 1992, aż o 2 punkty procentowe. Jest to też różnica jakościowa. O ile bowiem kilka lat temu wzrostowi redystrybucji przez budżet towarzyszyło załamanie dochodu narodowego i jego spadek jako uboczny efekt procesów transformacji, o tyle w roku 1995 rosnąca nieco redystrybucja dochodu narodowego przez budżet jest świadomym kierunkiem polityki gospodarczej naszego rządu polegającym na tym, iż chcemy odrobić pewne straty, tak a nie inaczej przedstawiając proporcje finansowe na rok przyszły, biorące się z tego, że w przeszłości dostosowania budżetowe dokonywane były m.in. poprzez cięcia w wydatkach na sferę usług społecznych, tzw. sferę budżetową. Nasza intencja zmierza w odwrotnym kierunku, z tego też powodu uważamy, że istnieje bez mała konieczność zwiększenia skali redystrybucji przez budżet - po to, aby móc zwiększyć </text:span><text:soft-page-break/><text:span text:style-name="T1">wydatki w większym stopniu, niż rośnie dochód narodowy, a to z kolei wymaga także pewnego, wykraczającego ponad wzrost dochodu narodowego, przyrostu dochodów. A więc chodzi nam - w tej świadomie przyjętej opcji polityki decydującej o nieco większej skali redystrybucji - o odrabianie skutków cięć wydatków budżetowych w latach poprzednich i, po drugie, o podniesienie poziomu usług społecznych i ich finansowania z budżetu bez podnoszenia obecnie obowiązujących stawek podatkowych. W tym kontekście udaje się - i to jest istotną, a być może podstawową wartością projektu budżetu na rok przyszły - zaproponować znaczący wzrost realnych nakładów na sferę budżetową. Chcę powtórzyć: Jest to wzrost znaczący. Podkreślam też, że jest to wzrost realny, a więc, po wyeliminowaniu skutków inflacji, w porównywalnych cenach, w realnych nakładach. Odpowiada to preferencjom społecznym, tak jak odczytuje je nasz rząd. Wynika to nie tylko z partnerskich stosunków z organizacjami związkowymi, organizacjami twórczymi, stowarzyszeniami. Wynika to także z badania opinii publicznej, wynika to także z dyskusji prowadzonych w Sejmie, w Senacie, z posłami i senatorami, ze spotkań środowiskowych. Mając to wszystko na uwadze, rząd proponuje w ustawie budżetowej na rok przyszły zwiększyć realne nakłady na oświatę o 4,3%, na szkolnictwo wyższe o 5,7%, na kulturę i sztukę o 9,4%, na ochronę zdrowia o 4,9%, na opiekę społeczną aż o 12,8%, na obronę narodową (niewiele, ale jednak jest to wzrost) o 1,7% - w ujęciu realnym, powtarzam, zatem po wyeliminowaniu skutków inflacji.</text:span></text:p>
      <text:p text:style-name="P1"><text:span text:style-name="T1">    Obniżając koszty transformacji, obniżając społeczne koszty reform, które stanowią istotę tej transformacji, w budżecie państwa na rok przyszły rząd proponuje ze szczególną troską podejść do tych gospodarstw domowych, tych grup społecznych, które znajdują się w szczególnie trudnej sytuacji, stąd m.in. tak znaczący wzrost nakładów na opiekę społeczną, za co skądinąd z innych pozycji jesteśmy także krytykowani, jest to bowiem częstokroć krytykowane jako przejaw przejadania środków finansowych, ulegania tendencjom populistycznym. Nasz rząd interpretuje to inaczej, tak mianowicie, że jeśli produkcja rośnie i jeśli znajdujemy się w fazie ożywienia gospodarczego, to w większym stopniu powinni obecnie korzystać z tego ci, którym los w ostatnich latach nie sprzyjał, a być może nie tylko los, ale także pewne decyzje w zakresie polityki gospodarczej, podejmowane w przeszłości. Stąd też wzrost o blisko 13% realnych nakładów na opiekę społeczną; stąd istotny wzrost rent i emerytur, które będą dwukrotnie waloryzowane w roku przyszłym, dwa razy po 11,7%; to przyniesie ich istotny wzrost (o tym za chwilę); stąd taka dbałość o renty, a także o zasiłki rodzinne.</text:span></text:p>
      <text:p text:style-name="P1"><text:span text:style-name="T1">    Mówiąc o kosztach reform, pragnę zwrócić uwagę na to, że budżet w sposób aktywny podchodzi także do przeciwdziałania bezrobociu. Rok 1995, panie i panowie posłowie, będzie rokiem, który będziemy kończyli z mniejszą liczbą bezrobotnych niż wszystkie z lat poprzednich. Jest to przede wszystkim efekt wysokiej dynamiki gospodarczej w Polsce, ale także aktywnej polityki przeciwdziałania bezrobociu, która znajduje odzwierciedlenie w pewnym stopniu także w projektowanym budżecie.</text:span></text:p>
      <text:p text:style-name="P1"><text:span text:style-name="T1">    Mówiąc o redukcji społecznych kosztów reform, chcę poinformować Wysoką Izbę, iż projekt budżetu zakłada istotny, ponadprzeciętny wzrost płac pracowników y z Konfederacji Polski Niepodległej). W obu tych krajach już dawno uznano - sfery budżetowej. Stosując już w praktyce zasady partnerskich stosunków i mechanizmu negocjacyjnego, doszliśmy do porozumienia z partnerami społecznymi. Zaproponowaliśmy autoporawkę do dyskutowanego, jeszcze będącego w Wysokiej Izbie, projektu ustawy o kształtowaniu wynagrodzeń w państwowej sferze budżetowej o 5 punktów procentowych powyżej planowanej ścieżki inflacji. </text:span><text:soft-page-break/><text:span text:style-name="T1">Niezależnie od tego rząd proponuje podnieść o dodatkowe 3 punkty procentowe płace pracownikom szkolnictwa wyższego oraz pracownikom opieki społecznej, adresując tym samym zadania wynikające z realizacji koncepcji inwestowania w kapitał ludzki i zmniejszania kosztów społecznych właśnie do warstw najuboższych. Oznaczać to zatem będzie w wypadku pracowników szkolnictwa wyższego wzrost płac aż o 8 punktów procentowych powyżej planowanej ścieżki inflacji. W sumie oznaczałoby to, że płace pracowników sfery budżetowej rosną przy tych prognozach o ok. 5,5 punktu procentowego powyżej ścieżki inflacji.</text:span></text:p>
      <text:p text:style-name="P1"><text:span text:style-name="T1">    Po drugie, jak powiedziałem, jest to budżet wzrostu gospodarczego. Wzrost gospodarczy jest najwyższym priorytetem naszej ˝Strategii dla Polski˝. Chodzi o nadanie mu trwałego charakteru, o podtrzymanie silnych tendencji wzrostowych wyzwolonych już w polskiej gospodarce, ale jeszcze nie na tyle trwałych, nie na tyle skonsolidowanych, żeby można było spocząć na laurach, na których, moim zdaniem, spoczywać nigdy nie należy. A więc jest to budżet podtrzymywania tendencji do tego wzrostu gospodarczego. Przyjmujemy - i raczej jest to założenie umiarkowane - że wzrost dochodu narodowego, mierzonego produktem krajowym brutto, w 1995 roku będzie nie mniejszy niż 5% w ujęciu realnym. A więc w metrach, sztukach i kilogramach wytworzymy co najmniej o 5% więcej niż w roku bieżącym, licząc także usługi, które kalkulujemy w produkcie krajowym brutto. Ten wzrost produktu krajowego brutto wynika przede wszystkim ze wzrostu wydajności pracy, ze wzrostu wydajności pracy wszystkich Polaków, którzy znajdują pracę, a - jak powiedziałem - mniej będzie tych, którzy jej znaleźć niestety wciąż nie mogą w wyniku wysokiego bezrobocia będącego następstwem wcześniejszych procesów. W rezultacie podnosi się konkurencyjność międzynarodowa polskiej gospodarki, a na skutek wzrostu wydajności pracy jesteśmy w stanie zagwarantować już odczuwalny, jak sądzę, wzrost płac realnych. Odczuwalny, choć z pewnością daleki od zaspokojenia oczekiwań czy pragnień polskich rodzin, polskich pracowników. Płace realne rosną bowiem w roku przyszłym o 3,1%, przy czym tak się składa i tak to wynika z proporcji budżetowych i z naszych preferencji, że w 1995 roku płace pracowników sfery budżetowej będą rosły szybciej niż płace pracowników sektora produkcyjnego. Jest to także przedmiotem krytyki płynącej tym razem z innej strony. Czy tak może być? Czy tak być powinno? Rządowi wydaje się, że tak, że wychodzi to naprzeciw oczekiwaniom i preferencjom i że nadszedł czas, aby wreszcie, w roku 1995, stało się tak, że beneficjentami tego wzrostu gospodarczego, w stopniu ponadprzeciętnym będą tym razem pracownicy państwowej sfery budżetowej, a także ci, którzy pracują w przedsiębiorstwach sfery produkcyjnej. Następuje tutaj pewne wyrównanie w czasie. Dlatego dokonywanie analizy wyłącznie w odcinkach rocznych, a tak jest skonstruowany budżet, może być nieco mylące. Stoimy bowiem w rządzie na stanowisku, że ten efekt w postaci wzrostu wydajności pracy - społecznej wydajności - i dochodu narodowego jest w oczywisty sposób rezultatem pracy wszystkich Polaków: nie tylko tych, którzy pracują w zakładach produkcyjnych czy w tzw. sektorze przedsiębiorstw, lecz także tych, którzy pracują w sektorze usług społecznych.</text:span></text:p>
      <text:p text:style-name="P1"><text:span text:style-name="T1">    Zachowując ze względów społecznych obecne zasady waloryzacji rent i emerytur i w związku z tym także obowiązujące obecnie stawki podatku od dochodów osobistych, spowodujemy, że w przyszłym roku istotnie, odczuwalnie, jeszcze szybciej niż płace w sferze budżetowej wzrosną realne renty i emerytury pracownicze. Przeciętnie bowiem aż o 7,8%. Wzrosną realnie także renty rolnicze, emerytury rolnicze - aż o 6,6%. Wzrośnie także zasiłek dla bezrobotnych w ujęciu realnym o 7,8%. A więc jest to polityka budżetowa o ostrym ukierunkowaniu </text:span><text:soft-page-break/><text:span text:style-name="T1">socjalnym, prospołecznym. Sprawą Wysokiej Izby jest ocenić, czy to dobrze, czy też źle, jak twierdzą niektórzy. Naszym zdaniem jest to akurat wyraz trafienia w oczekiwania społeczne, a przy okazji - wyraz dbałości o to, żeby był to autentycznie budżet wzrostu, ponieważ inwestycje w roku przyszłym rosną o 7%. </text:span></text:p>
      <text:p text:style-name="P1"><text:span text:style-name="T1">    Nieprawdziwy wobec tego byłby zarzut, jeśli miałby paść nawet i z tej trybuny, że prowadzimy politykę przejadania przyszłości. Prowadzimy politykę tworzenia dobrych warunków do rozwoju w przyszłości, ale także do godnego życia, i to nie w przyszłości odsuwanej ad calendas Graecas, tylko tej, o której będziemy decydować, przyjmując ustawę budżetową na rok 1995. </text:span></text:p>
      <text:p text:style-name="P1"><text:span text:style-name="T1">    Inwestycje rosną zatem o 40% szybciej niż dochód narodowy brutto, niż produkt krajowy brutto, bo konkretnie o 7%, oczywiście w ujęciu realnym, w związku z czym spożycie finansowane z dochodów indywidualnych rośnie, przeciętnie biorąc, o 3,5%. W standardach międzynarodowych byłoby to bardzo dużo, także w Polsce już dawno nie było takiego realnego wzrostu spożycia. Z punktu widzenia oczekiwań jest to z pewnością zbyt mało. Jest to zadanie nakreślane ambitnie, zważywszy na punkt, z którego startujemy, a raczej sytuację, w której kontynuujemy nasze reformy, naszą transformację, naszą politykę podtrzymywania wzrostu. </text:span></text:p>
      <text:p text:style-name="P1"><text:span text:style-name="T1">    Jest to budżet wzrostu gospodarczego także dlatego, że przewiduje określone środki służące finansowaniu wzrostu, służące tworzeniu i rozwojowi instytucji ubezpieczających i wspomagających wzrost gospodarczy. Mam na myśli znacząco, skokowo zwiększające się środki na gwarancje kredytowe i poręczenia, w tym na kredyty Europejskiego Banku Inwestycyjnego związane z dofinansowywaniem naszych wielkich projektów infrastrukturalnych typu: budowa autostrad, przebudowa i modernizacja linii kolejowej zachód-wschód, wspieranie małych przedsiębiorstw, zwłaszcza sektora prywatnego. </text:span></text:p>
      <text:p text:style-name="P1"><text:span text:style-name="T1">    Są też w budżecie pewne środki wspierające nasze projekty infrastrukturalne, choćby wspomniane autostrady, a także działania restrukturyzacyjne w przemyśle, w tym w regionach mających bardzo poważne problemy strukturalne, na przykład w regionie Śląska i Zagłębia, w województwie wałbrzyskim czy też w województwie łódzkim. </text:span></text:p>
      <text:p text:style-name="P1"><text:span text:style-name="T1">    Wreszcie jest tam znacząca ilość środków na prorozwojowo, prowzrostowo zorientowaną restrukturyzację naszego rolnictwa. Jeśli Polska zamierza szybko wejść do Unii Europejskiej, a taka szansa przecież jest i ambicją naszą jest być tam w roku 2000, to trzeba mieć pełną świadomość, że z jednej strony Unia Europejska będzie musiała zreformować swoją wspólną politykę rolną, i to jest jej problem, ale z drugiej strony - naszym problemem jest w sposób właściwy zrestrukturyzować nasze rolnictwo. Wymaga to nakładów, wobec czego nakłady z budżetu państwa na rolnictwo rosną realnie o 14,7%. Jest to dużo i są to środki, które będą kierowane, jeśli taka będzie wola Wysokiej Izby, poprzez Agencję Restrukturyzacji i Modernizacji Rolnictwa, poprzez wspieranie innych działań modernizacyjnych, tak aby unowocześniać potencjał naszego rolnictwa i poprawiać jego konkurencyjność.</text:span></text:p>
      <text:p text:style-name="P1"><text:span text:style-name="T1">    Mówiąc o wzroście gospodarczym, właśnie tu, a nie w innym punkcie chcę wspomnieć o inwestycjach w kapitał ludzki. Jeżeli w sposób tak odczuwalny rosną nakłady na oświatę i szkolnictwo wyższe, na ochronę zdrowia i opiekę społeczną - to jest to właśnie inwestowanie w kapitał ludzki. Ale to jest także inwestowanie we wzrost gospodarczy, choć efektów tego nie będziemy jeszcze odczuwali w roku 1995. W roku 1995 chcemy stworzyć przesłanki, bez których wartość polskiego kapitału ludzkiego, która i tak jest już dla nas bezcenna, nie wzrośnie. Dlatego też proponujemy również w przyszłorocznej ustawie budżetowej system ulg, z których może skorzystać bardzo szeroka rzesza członków naszego społeczeństwa, naszych </text:span><text:soft-page-break/><text:span text:style-name="T1">rodaków, z tytułu dokształcania. Jest to oferta dla nauczycieli i lekarzy, dla profesorów i agrotechników, dla inżynierów i prawników. Ze zdumieniem odnoszę się do krytycznych uwag, w których zarzuca się tej propozycji, że grozi - o paradoksie - rozbudową szarej strefy. Nie wiem, dlaczego z góry przyjmuje się, że polscy nauczyciele i lekarze, inżynierowie i prawnicy są nieuczciwi i będą oszukiwać swoje państwo i fiskus. Wychodzimy z założenia, że ludzie z natury są uczciwi; chcemy dać im szansę, także poprzez rozwiązania fiskalne, aby mogli wydatkować część swoich rosnących realnie dochodów na dokształcanie, na zakup podręczników i książek, encyklopedii i słowników, oprzyrządowania i oprogramowania komputerowego. Fiskus, polityka podatkowa proponowana w budżecie na rok 1995 pragnie wyjść naprzeciw takim oczekiwaniom. Dzięki temu wyższa będzie jakość naszego kapitału ludzkiego, co jest wartością samo w sobie, a co także przyczynia się do wzrostu gospodarczego w perspektywie dłuższej niż rok 1995, który wkrótce nadejdzie, ale także szybko minie.</text:span></text:p>
      <text:p text:style-name="P1"><text:span text:style-name="T1">    Po trzecie, jest to budżet stabilizacji. Jest to budżet, który się nie równoważy. Pozostajemy z deficytem wynoszącym 87,8 bln zł, to jest 3,3 punktu procenta produktu krajowego brutto, a więc kształtującym się mniej więcej na poziomie deficytu roku 1994. Mówię ˝mniej więcej˝ - nie wiemy bowiem ostatecznie, jak on się ukształtuje; przyjmujemy, że jest to wielkość zbliżona.</text:span></text:p>
      <text:p text:style-name="P1"><text:span text:style-name="T1">    Chcę powiedzieć, że deficyt nasz w latach 1994-1995, wynoszący około 3,3 punktu procentowego dochodu narodowego, czyli 87,8 bln zł, jest mniejszy niż w latach poprzednich. Jeśli tylko lekko wydłużymy horyzont odniesienia, to stwierdzimy, że nasz deficyt z lat 1992-1993 był o 50% wyższy niż deficyt z lat 1994-1995. Wyniósł on bowiem odpowiednio 6,9% i 2,8%, aczkolwiek został nieco sztucznie zaniżony przez spowodowanie zadłużenia służby zdrowia oraz oświaty i przesunięcia w zasadzie tej części deficytu autentycznie powstałego na bazie zobowiązań, w odróżnieniu od deficytu kasowego, na rok 1994. Podjęliśmy trudny wysiłek częściowego oddłużenia służby zdrowia, oddłużamy częściowo oświatę, tak aby ten negatywny aspekt naszych finansów publicznych nie został ˝przerolowany˝ i nie przeszedł na lata następne.</text:span></text:p>
      <text:p text:style-name="P1"><text:span text:style-name="T1">    Dodać pragnę, że jeśli nasz budżet, nasze finanse publiczne pozostają w deficycie, to dlatego, że to jest skutek deficytów i nierównowag ekonomicznych, finansowych w przeszłości - i to w tej przeszłości liczącej lat kilkanaście albo nawet i więcej.</text:span></text:p>
      <text:p text:style-name="P1"><text:span text:style-name="T1">    Innymi słowy, deficyt budżetu państwa polskiego, i to nie od tego roku, i nie od przyszłego, i nie od poprzedniego, lecz już od kilku lat dzięki konsekwentnej polityce finansowej - na tyle konsekwentnej, na ile polityka niefinansowa to umożliwia - także poprzednich światłych reformatorskich rządów, jest coraz mniejszy. Nie mielibyśmy obecnie deficytu, gdyby nie dług publiczny i koszty jego obsługi. Nie mielibyśmy obecnie deficytu, gdyby państwo się nie zadłużało w przeszłości. Mielibyśmy, i mamy już od kilku lat, nadwyżkę tzw. bilansu pierwotnego, a więc liczoną przy wyeliminowaniu kosztów obsługi długu publicznego. Natomiast jesteśmy w pełni zdeterminowani - dążąc do stabilizacji polskiej gospodarki, do zwieńczenia dzieła podjętego przed kilkoma laty, jeśli chodzi o makroekonomiczną stabilizację - utrzymać ten deficyt w ryzach.</text:span></text:p>
      <text:p text:style-name="P1"><text:span text:style-name="T1">    Odnośnie do dofinansowania deficytu, zasadniczo dokona się ono bez jego monetyzacji, a więc w sposób nieinflacyjny. Powoduje to, oczywiście, pewne konsekwencje w postaci tzw. efektu wypierania, polegające na tym, że rząd poprzez ministra finansów pożycza - pożycza przede wszystkim w sektorze bankowym. W związku z tym środki te nie mogą być już pożyczone przedsiębiorstwom, które </text:span><text:soft-page-break/><text:span text:style-name="T1">mogłyby nimi obracać bądź je zainwestować. Jednakże, z drugiej strony, na ścieżce wzrostu gospodarczego taka polityka może być równocześnie prowzrostowa i antyinflacyjna. I taka jest nasza polityka, i taki jest nasz budżet.</text:span></text:p>
      <text:p text:style-name="P1"><text:span text:style-name="T1">    Jeśli mówię o stabilizacji, nie mogę nie mówić o inflacji. Jej związek z deficytem budżetowym jest bardzo niewielki. To nie deficyt budżetowy i nie sposób jego finansowania przy bardzo niskim stopniu monetyzacji udziału banku centralnego w tymże finansowaniu jest źródłem podtrzymywania zbyt wysokiej, niestety, inflacji. Inflacja ta w tych miesiącach będzie bardzo mocno spadać. W październiku - w stosunku do października roku ubiegłego - została ona bardzo mocno podbita. Natomiast sytuacja wygląda tak, że w październiku roku ubiegłego inflacja miesięczna wynosiła ponad 4%, natomiast w listopadzie tego roku - według naszych dzisiejszych szacunków - wynosi ona 1,3-1,4%. Oczekujemy 1,5% w grudniu. Powstaje pytanie: Jak się ukształtuje inflacja w roku przyszłym? Powiem krótko, skąd się ona bierze. </text:span></text:p>
      <text:p text:style-name="P1"><text:span text:style-name="T1">    Wydaje się, że obecnie zasadnicze znaczenie dla utrzymywania się wysokiej inflacji w Polsce ma inercja tego procesu i oczekiwania inflacyjne - oczekiwania inflacyjne wszystkich podmiotów gospodarczych. Temperatura tych oczekiwań niestety niekiedy się podnosi bądź jest niepotrzebnie podnoszona. Poza tym na te oczekiwania inflacyjne wpływa cały czas funkcjonujący i wmontowany w naszą gospodarkę - niekorzystny z tego punktu widzenia - mechanizm indeksacji. W zasadzie oczekiwania są też mechanizmem indeksacyjnym. Skoro ma wzrosnąć o 20%, to wzrośnie, na pewno nigdy nie mniej niż o 20%. Jeśli ktoś komuś udowodni, że ma wzrosnąć o 25%, to mamy już zagwarantowane, że wzrośnie więcej niż o 25%.</text:span></text:p>
      <text:p text:style-name="P1"><text:span text:style-name="T1">    Musimy zatem działać w kierunku zmniejszania skali oczekiwań inflacyjnych i w kierunku deindeksacji, w kierunku rozrywania automatyzmów, związków pomiędzy wzrostem nominalnych wynagrodzeń, pomiędzy nadmuchiwaniem nominalnych strumieni i uleganiem iluzji, że dzięki temu poprawi się sytuacja. Sytuacja się nie poprawi, jeśli narzucone zostałoby rozwiązanie dalej idące niż 5, do 5,5 punktu procentowego wzrostu płac nominalnych pracowników sfery budżetowej ponad ścieżkę inflacji. Wówczas po prostu ścieżka inflacji będzie wyżej usytuowana i nie osiągniemy tego wzrostu realnego płac pracowników sfery budżetowej, o który nam chodzi. Zależy nam - w propozycji budżetu na rok przyszły - aby przyrosty, o których mówimy, były przyrostami autentycznie realnymi; i na tym chcielibyśmy skoncentrować także uwagę społeczną.</text:span></text:p>
      <text:p text:style-name="P1"><text:span text:style-name="T1">    Jest oczywiście pytanie, w jakim stopniu do inflacji przyczyniają się - proponowane także w naszej ustawie budżetowej - adaptacje w zakresie cen energii. Stanowisko rządu jest następujące. Musimy nadal dostosowywać ceny energii, dlatego że gdyby nie dotkliwy proces tych dostosowań już dokonany w przeszłości - i za to trzeba być wdzięcznym poprzednim rządom, że nie zaniechały tego dzieła - to mielibyśmy dzisiaj wyższą inflację, a nie niższą, inny tylko byłby jej mechanizm. Mechanizm byłby bowiem nie kosztowy (rosnące ceny energii pchają ceny w górę), tylko popytowy (deficyty, a właściwie ich finansowanie ciągnie ceny w górę). Natomiast mielibyśmy wiele mikroekonomicznych problemów strukturalnych. A więc w dłuższym okresie taka polityka dostosowania cen energii, wbrew temu, co mówią jej krytycy, sprzyja zbijaniu inflacji. Zaniechanie tych dostosowań mogłoby rozładować ten potencjał inflacyjny na kwartał, od biedy na pół roku, przy jakichś sztucznych zabiegach - może cały rok; ale wówczas nastąpiłaby jeszcze większa koncentracja problemów.</text:span></text:p>
      <text:p text:style-name="P1"><text:soft-page-break/><text:span text:style-name="T1">    Inflacja w 1994 r., według naszych, dzisiejszych szacunków (grudzień do grudnia), wynosi w granicach 27,5% do 28,3%. Bardzo wiele zależy od tego, jak to się ukształtuje w grudniu, jak silna będzie inercja procesów inflacyjnych, jak zadziała mechanizm oczekiwań inflacyjnych. To są główne elementy napędzające inflację w obecnym okresie, choć w końcowych dwóch miesiącach będzie ona zdecydowanie niższa niż w poprzednich dwóch. Na grudzień 1995 r. zakładamy wzrost poziomu cen w stosunku do grudnia tego roku o ok. 17%, dokładnie o 16,9%.</text:span></text:p>
      <text:p text:style-name="P1"><text:span text:style-name="T1">    Są formułowane zarzuty i zadaje się pytanie, czy to jest możliwe. Odpowiadam: tak, to jest możliwe, ale to jest bardzo trudne. Uważam jednak, że powinniśmy podejmować się zadań trudnych, dlatego że potrafimy je rozwiązywać. Mamy bowiem dobre pomysły, dobre programy, mamy coraz lepsze prawo gospodarcze, mamy przede wszystkim coraz lepiej, sprawniej funkcjonującą gospodarkę rynkową, o rosnącym zakresie sektora prywatnego i wzrastającej skali konkurencyjności. Ale to jest trudne. Nie należy rezygnować z podejmowania zadań trudnych, dlatego nasz rząd podejmuje się takiego zadania i nakłada na siebie, jeśli taka będzie wola parlamentu, zobowiązanie do realizowania polityki mającej na celu obniżenie inflacji w końcu przyszłego roku do ok. 17%, po obniżeniu jej w ciągu roku bieżącego o kolejne 10 punktów procentowych (z 37,6% do - jak powiedziałem - ok. 28% w tym roku).</text:span></text:p>
      <text:p text:style-name="P1"><text:span text:style-name="T1">    Ceny produkcji przemysłowej będą rosły w mniejszym stopniu niż ceny dóbr i usług konsumpcyjnych. Ceny dóbr inwestycyjnych rosną jeszcze wolniej. Przekazuję te dodatkowe informacje w tym momencie, aby podczas debaty parlamentarnej zwrócić uwagę, że jeśli mówimy o nakładach na sferę budżetową, na oświatę czy na obronę narodową, na ochronę zdrowia czy na rolnictwo, to musimy pamiętać, że nie w każdym przypadku można deflować, doprowadzać do warunków porównywalności poprzez proste dzielenie przez indeks cen konsumpcyjnych. Jeśli nakłady na inwestycje rosną nominalnie w złotych bieżących, należy to podzielić przez indeks cen inwestycyjnych, a te rosną wolniej. Wobec tego, jeśli na pierwszy rzut oka może się wydawać, że te przyrosty w ogóle nie istnieją, w rzeczywistości są w tym budżecie zapisane zgodnie z informacją, którą Wysokiej Izbie składam.</text:span></text:p>
      <text:p text:style-name="P1"><text:span text:style-name="T1">    Kończąc wątek stabilizacji, chciałbym powiedzieć, że realizacja tych ambitnych zamiarów odnośnie do utrzymania deficytu fiskalnego w ryzach, odnośnie do zbicia inflacji do poziomu ok. 17% - przy porównywaniu grudnia br. do grudnia 1995 r. - wymaga, po pierwsze, redukcji oczekiwań inflacyjnych, po drugie, podjęcia wysiłku stopniowej deindeksacji. Wyrazem takiego wysiłku deindeksacyjnego jest proponowana ustawa o kształtowaniu wynagrodzeń w państwowej sferze budżetowej, a także właściwa polityka monetarna, od której parlament, społeczeństwo, rząd oczekiwać muszą wspierania tego wysiłku stabilizacyjnego. W tym kierunku idą założenia polityki pieniężnej i kredytowej, które będą także przedmiotem debaty Wysokiej Izby, a zostaną przedstawione przez panią prezes Narodowego Banku Polskiego. Realizacja naszych zamiarów wymaga również hamowania pewnych zbyt dużych zapędów protekcjonistycznych. Chcemy czasami chronić polskiego wytwórcę, ale nie w ten sposób, żeby tworzyć protekcjonistyczne bariery i hamować rozwój konkurencji wewnętrznej oraz podnoszenie poziomu międzynarodowej konkurencyjności polskiej gospodarki. Są to priorytety wysoko uplasowane w naszej ˝Strategii dla Polski˝. Wówczas to trudne dzieło antyinflacyjne będzie możliwe.</text:span></text:p>
      <text:p text:style-name="P1"><text:span text:style-name="T1">    Po czwarte, jest to budżet reform. Rząd SLD-PSL nie zwalnia tempa reform - a czasami takie zarzuty słyszymy. Rząd SLD-PSL zmniejsza koszty reform. Tym różni się nasza polityka od polityk prowadzonych w przeszłości. Tak, chcemy zmniejszać, </text:span><text:soft-page-break/><text:span text:style-name="T1">ale koszty reform, a nie tempo reform. (Oklaski) Transformacja podjęta przez reformatorskie rządy lat poprzednich jest kontynuowana przez nasz rząd, przy przesunięciu akcentów, przy innej nieco kompozycji instrumentów, przy innej nieco sekwencji, która w odczuciu naszego rządu, naszej koalicji w sposób o wiele pełniejszy koresponduje z oczekiwaniami społecznymi. Chcemy transformować polską gospodarkę, reformować polską gospodarkę zgodnie z tymi oczekiwaniami, a nie przeciw nim - w interesie naszego społeczeństwa, a nie tak, żeby społeczeństwo miało wątpliwości co do słuszności tych reform. Stąd też takie a nie inne propozycje w naszym budżecie. Stąd też takie a nie inne zamiary odnośnie do dalszych działań reformatorskich.</text:span></text:p>
      <text:p text:style-name="P1"><text:span text:style-name="T1">    Dlatego rosną środki na ubezpieczenia społeczne; moim zdaniem tworzą one niezbędny margines swobody dla podjęcia kompleksowych reform tego systemu - a jest to konieczne. Jeśli te reformy nie zostaną podjęte, jeśli parlament nie podejmie właściwych ustaw w tej sprawie w roku 1995, to za rok żaden minister finansów nie będzie mógł z tej trybuny wygłosić słów, które ja teraz wygłaszam: że inflacja będzie niższa, produkcja - wyższa i stopień satysfakcji społecznej - wyższy. Żeby takie słowa mogły być powtórzone za rok, proszę Wysokiej Izby, trzeba podjąć duży wysiłek reformy systemu ubezpieczeń społecznych. Wymaga to regulacji ustawowych; rząd wkrótce, z czasem i stopniowo będzie wnosił kolejne projekty w tej sprawie. Jesteśmy także otwarci na inicjatywy ustawodawcze poselskie czy pana prezydenta Lecha Wałęsy.</text:span></text:p>
      <text:p text:style-name="P1"><text:span text:style-name="T1">    Podejmujemy reformę zasiłków i funkcjonowania rynku pracy. Pewne decyzje zostały podjęte, także na tym posiedzeniu Wysokiej Izby. Znajduje to odzwierciedlenie w budżecie, zarówno po stronie dochodów, jak i wydatków. Mam na myśli przekształcenia własnościowe, w tym procesy prywatyzacyjne. Tym, którzy mówią, że prywatyzujemy wolniej, odpowiadam, że nie prywatyzujemy na tempo, nie ścigamy się z czasem; mierzymy się z wyzwaniami, przed którymi stoi polska gospodarka. W budżecie na rok przyszły zakłada się znaczący wzrost wpływów z prywatyzacji, bardzo duży, w wysokości blisko 1,2% produktu krajowego brutto. Porównać to można z niespełna 0,4% produktu krajowego brutto wpływów do budżetu z tytułu prywatyzacji średniorocznie w ciągu minionych 5 lat. A więc jest to dużo więcej. Wobec tego krytyka tej polityki będzie teraz polegała na tym, iż będzie się mówiło: za dużo pieniędzy z prywatyzacji wpływa do budżetu i niepotrzebnie się je przejada, przeznaczając na zasiłki, na budżetówkę; w ogóle trwoni się je. My nie trwonimy, my gwarantujemy i chcemy, aby Sejm także nas w tym wspomógł, by wpływy do budżetu w przyszłym roku wyniosły bardzo wiele, ok. 27 bln zł. Chcemy również z tego budżetu w przyszłym roku wydać ok. 30 bln zł na inwestycje, a inwestowanie to jest wydawanie z myślą o przyszłości, a nie konsumowanie obecnie.</text:span></text:p>
      <text:p text:style-name="P1"><text:span text:style-name="T1">    Wspieramy z budżetu istniejące instytucje zorientowane prorynkowo, powstałe w wyniku transformacji polskiej gospodarki, i tworzymy nowe. Ustawa o Bankowym Funduszu Gwarancyjnym znajduje się w Wysokiej Izbie. Pewne decyzje zostały już podjęte. Musimy te instytucje uruchomić, musimy je dokapitalizować pieniędzmi z budżetu, pieniędzmi podatnika po to, by służyły one interesom tego podatnika. To są działania reformatorskie.</text:span></text:p>
      <text:p text:style-name="P1"><text:span text:style-name="T1">    Wreszcie budżet na rok 1995 jest kolejnym krokiem w kierunku decentralizacji finansów publicznych i przekazywania zarówno zadań, jak i środków do gmin. Bez sensu byłoby bowiem przekazywanie zadań bez środków, ale także niekoniecznie dobrze byłoby, gdybyśmy przekazywali środki zatrzymując zadania. Chcemy decentralizować sferę usług społecznych wraz z finansami publicznymi, kierując coraz to więcej zadań do gmin.</text:span></text:p>
      <text:p text:style-name="P1"><text:soft-page-break/><text:span text:style-name="T1">    Wreszcie, po piąte, panie marszałku, Wysoka Izbo, jest to, albo ma być, budżet kompromisu politycznego. Budżet, jak powiedziałem, nie jest zrównoważony. Deficyt wynosi 3,3 punktu procentowego, ale jest to pod kontrolą. Rząd i minister finansów są w stanie kontrolować i finansować w zasadzie bezinflacyjnie taki poziom deficytu budżetowego. Jednak budżet, budżet każdego państwa, musi być światłym, twórczym kompromisem pomiędzy wydatkami na finansowanie wzrostu i wydatkami na potrzeby społeczne. I tak jest, co starałem się pokrótce wykazać. Musi to być budżet kompromisu pomiędzy inwestycjami a konsumpcją, w sposób właściwy przyczyniający się do ostatecznego podziału dochodu narodowego na spożycie i akumulację. I tak, wydaje się nam, jest. Musi to być budżet kompromisu pomiędzy krótkim i długim okresem. Przedstawiając z tej trybuny pół roku temu ˝Strategię dla Polski˝ miałem zaszczyt mówić o programie średniookresowym. Teraz mówimy o bardzo ważnym odcinku tego programu, o 1995 roku. W tym budżecie pewne problemy zostały rozwiązane, inne są postawione, inne, niestety, będą istniały, ich rozwiązanie wymaga bowiem czasu. Jest to także próba pewnego kompromisu. Przede wszystkim budżet to jest kompromis polityczny, to jest kompromis pomiędzy sprzecznymi interesami społeczno-ekonomicznymi różnych grup, różnych warstw, różnych środowisk, różnych regionów. Te interesy są sprzeczne. Umiejętna polityka gospodarcza, w tym finansowa, polega na tym, żeby konflikty, które mogą się na tym tle rodzić, rozwiązywać stosując właściwe metody. Dlatego też pragnieniem rządu Rzeczypospolitej, naszego rządu jest to, aby był to budżet światłego, twórczego, mądrego kompromisu politycznego. Nie jest tak, jak czasami słyszę albo czytam: mój budżet, budżet Ministerstwa Finansów czy budżet rządu pana premiera Pawlaka. To jest budżet państwa polskiego. Panie i panowie posłowie, w waszych on rękach! Dziękuj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51:00</meta:creation-date>
    <dc:date>2013-01-09T14:52:00</dc:date>
    <meta:editing-duration>PT1S</meta:editing-duration>
    <meta:generator>LibreOffice/3.6$Windows_x86 LibreOffice_project/2ef5aff-a6fb0ff-166bdff-cf087ad-0f1389</meta:generator>
    <meta:document-statistic meta:table-count="0" meta:image-count="0" meta:object-count="0" meta:page-count="9" meta:paragraph-count="36" meta:word-count="4537" meta:character-count="31955" meta:non-whitespace-character-count="273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